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Original Version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Job Running Time(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Children's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Consumer Electronics</text:p>
          </table:table-cell>
          <table:table-cell office:value-type="string" calcext:value-type="string">
            <text:p>Crafts</text:p>
          </table:table-cell>
          <table:table-cell office:value-type="string" calcext:value-type="string">
            <text:p>DVDs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Health and Beauty</text:p>
          </table:table-cell>
          <table:table-cell office:value-type="string" calcext:value-type="string">
            <text:p>Men's Clothin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et Supplies</text:p>
          </table:table-cell>
          <table:table-cell office:value-type="string" calcext:value-type="string">
            <text:p>Sporting Good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Women's Clothing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table:number-columns-repeated="3"/>
          <table:table-cell office:value-type="float" office:value="117.97" calcext:value-type="float">
            <text:p>117.97</text:p>
          </table:table-cell>
          <table:table-cell office:value-type="string" calcext:value-type="string">
            <text:p>Standalone</text:p>
          </table:table-cell>
          <table:table-cell office:value-type="float" office:value="249.69" calcext:value-type="float">
            <text:p>249.69</text:p>
          </table:table-cell>
          <table:table-cell office:value-type="float" office:value="249.27" calcext:value-type="float">
            <text:p>249.27</text:p>
          </table:table-cell>
          <table:table-cell office:value-type="float" office:value="249.15" calcext:value-type="float">
            <text:p>249.15</text:p>
          </table:table-cell>
          <table:table-cell office:value-type="float" office:value="249.275" calcext:value-type="float">
            <text:p>249.275</text:p>
          </table:table-cell>
          <table:table-cell office:value-type="float" office:value="249.77" calcext:value-type="float">
            <text:p>249.77</text:p>
          </table:table-cell>
          <table:table-cell office:value-type="float" office:value="250.15" calcext:value-type="float">
            <text:p>250.15</text:p>
          </table:table-cell>
          <table:table-cell office:value-type="float" office:value="249.74" calcext:value-type="float">
            <text:p>249.74</text:p>
          </table:table-cell>
          <table:table-cell office:value-type="float" office:value="249.84" calcext:value-type="float">
            <text:p>249.84</text:p>
          </table:table-cell>
          <table:table-cell office:value-type="float" office:value="250.53" calcext:value-type="float">
            <text:p>250.53</text:p>
          </table:table-cell>
          <table:table-cell office:value-type="float" office:value="250.13" calcext:value-type="float">
            <text:p>250.13</text:p>
          </table:table-cell>
          <table:table-cell office:value-type="float" office:value="250.5" calcext:value-type="float">
            <text:p>250.5</text:p>
          </table:table-cell>
          <table:table-cell office:value-type="float" office:value="250.78" calcext:value-type="float">
            <text:p>250.78</text:p>
          </table:table-cell>
          <table:table-cell office:value-type="float" office:value="249.67" calcext:value-type="float">
            <text:p>249.67</text:p>
          </table:table-cell>
          <table:table-cell office:value-type="float" office:value="249.52" calcext:value-type="float">
            <text:p>249.52</text:p>
          </table:table-cell>
          <table:table-cell office:value-type="float" office:value="250.54" calcext:value-type="float">
            <text:p>250.54</text:p>
          </table:table-cell>
          <table:table-cell office:value-type="float" office:value="250.15" calcext:value-type="float">
            <text:p>250.15</text:p>
          </table:table-cell>
          <table:table-cell office:value-type="float" office:value="249.45" calcext:value-type="float">
            <text:p>249.45</text:p>
          </table:table-cell>
          <table:table-cell office:value-type="float" office:value="249.54" calcext:value-type="float">
            <text:p>24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21.97" calcext:value-type="float">
            <text:p>121.97</text:p>
          </table:table-cell>
          <table:table-cell office:value-type="string" calcext:value-type="string">
            <text:p>Standalone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15.71" calcext:value-type="float">
            <text:p>115.71</text:p>
          </table:table-cell>
          <table:table-cell office:value-type="string" calcext:value-type="string">
            <text:p>Standalone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27.43" calcext:value-type="float">
            <text:p>527.43</text:p>
          </table:table-cell>
          <table:table-cell office:value-type="string" calcext:value-type="string">
            <text:p>Cluster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2.73" calcext:value-type="float">
            <text:p>552.73</text:p>
          </table:table-cell>
          <table:table-cell office:value-type="string" calcext:value-type="string">
            <text:p>Cluster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69.298" calcext:value-type="float">
            <text:p>569.298</text:p>
          </table:table-cell>
          <table:table-cell office:value-type="string" calcext:value-type="string">
            <text:p>Cluster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With bin-size &amp; sample rat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n Size</text:p>
          </table:table-cell>
          <table:table-cell office:value-type="string" calcext:value-type="string">
            <text:p>Sample Rate</text:p>
          </table:table-cell>
          <table:table-cell office:value-type="string" calcext:value-type="string">
            <text:p>Sampling Time(s)</text:p>
          </table:table-cell>
          <table:table-cell office:value-type="string" calcext:value-type="string">
            <text:p>Job Running Time(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Children's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Consumer Electronics</text:p>
          </table:table-cell>
          <table:table-cell office:value-type="string" calcext:value-type="string">
            <text:p>Crafts</text:p>
          </table:table-cell>
          <table:table-cell office:value-type="string" calcext:value-type="string">
            <text:p>DVDs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Health and Beauty</text:p>
          </table:table-cell>
          <table:table-cell office:value-type="string" calcext:value-type="string">
            <text:p>Men's Clothin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et Supplies</text:p>
          </table:table-cell>
          <table:table-cell office:value-type="string" calcext:value-type="string">
            <text:p>Sporting Good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Women's Clothing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got to record</text:p>
          </table:table-cell>
          <table:table-cell office:value-type="float" office:value="65.65" calcext:value-type="float">
            <text:p>65.65</text:p>
          </table:table-cell>
          <table:table-cell office:value-type="string" calcext:value-type="string">
            <text:p>Standalone</text:p>
          </table:table-cell>
          <table:table-cell office:value-type="float" office:value="249.615" calcext:value-type="float">
            <text:p>249.615</text:p>
          </table:table-cell>
          <table:table-cell office:value-type="float" office:value="249.89" calcext:value-type="float">
            <text:p>249.89</text:p>
          </table:table-cell>
          <table:table-cell office:value-type="float" office:value="249.115" calcext:value-type="float">
            <text:p>249.115</text:p>
          </table:table-cell>
          <table:table-cell office:value-type="float" office:value="249.68" calcext:value-type="float">
            <text:p>249.68</text:p>
          </table:table-cell>
          <table:table-cell office:value-type="float" office:value="250.075" calcext:value-type="float">
            <text:p>250.075</text:p>
          </table:table-cell>
          <table:table-cell office:value-type="float" office:value="250.22" calcext:value-type="float">
            <text:p>250.22</text:p>
          </table:table-cell>
          <table:table-cell office:value-type="float" office:value="249.865" calcext:value-type="float">
            <text:p>249.865</text:p>
          </table:table-cell>
          <table:table-cell office:value-type="float" office:value="249.775" calcext:value-type="float">
            <text:p>249.775</text:p>
          </table:table-cell>
          <table:table-cell office:value-type="float" office:value="250.5025" calcext:value-type="float">
            <text:p>250.5025</text:p>
          </table:table-cell>
          <table:table-cell office:value-type="float" office:value="249.935" calcext:value-type="float">
            <text:p>249.935</text:p>
          </table:table-cell>
          <table:table-cell office:value-type="float" office:value="250.51" calcext:value-type="float">
            <text:p>250.51</text:p>
          </table:table-cell>
          <table:table-cell office:value-type="float" office:value="250.325" calcext:value-type="float">
            <text:p>250.325</text:p>
          </table:table-cell>
          <table:table-cell office:value-type="float" office:value="249.925" calcext:value-type="float">
            <text:p>249.925</text:p>
          </table:table-cell>
          <table:table-cell office:value-type="float" office:value="249.465" calcext:value-type="float">
            <text:p>249.465</text:p>
          </table:table-cell>
          <table:table-cell office:value-type="float" office:value="250.5725" calcext:value-type="float">
            <text:p>250.5725</text:p>
          </table:table-cell>
          <table:table-cell office:value-type="float" office:value="249.78" calcext:value-type="float">
            <text:p>249.78</text:p>
          </table:table-cell>
          <table:table-cell office:value-type="float" office:value="249.61" calcext:value-type="float">
            <text:p>249.61</text:p>
          </table:table-cell>
          <table:table-cell office:value-type="float" office:value="249.9" calcext:value-type="float">
            <text:p>249.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6.6" calcext:value-type="float">
            <text:p>56.6</text:p>
          </table:table-cell>
          <table:table-cell office:value-type="float" office:value="65.68" calcext:value-type="float">
            <text:p>65.68</text:p>
          </table:table-cell>
          <table:table-cell office:value-type="string" calcext:value-type="string">
            <text:p>Standalone</text:p>
          </table:table-cell>
          <table:table-cell office:value-type="float" office:value="249.615" calcext:value-type="float">
            <text:p>249.615</text:p>
          </table:table-cell>
          <table:table-cell office:value-type="float" office:value="249.89" calcext:value-type="float">
            <text:p>249.89</text:p>
          </table:table-cell>
          <table:table-cell office:value-type="float" office:value="249.115" calcext:value-type="float">
            <text:p>249.115</text:p>
          </table:table-cell>
          <table:table-cell office:value-type="float" office:value="249.68" calcext:value-type="float">
            <text:p>249.68</text:p>
          </table:table-cell>
          <table:table-cell office:value-type="float" office:value="250.075" calcext:value-type="float">
            <text:p>250.075</text:p>
          </table:table-cell>
          <table:table-cell office:value-type="float" office:value="250.22" calcext:value-type="float">
            <text:p>250.22</text:p>
          </table:table-cell>
          <table:table-cell office:value-type="float" office:value="249.865" calcext:value-type="float">
            <text:p>249.865</text:p>
          </table:table-cell>
          <table:table-cell office:value-type="float" office:value="249.775" calcext:value-type="float">
            <text:p>249.775</text:p>
          </table:table-cell>
          <table:table-cell office:value-type="float" office:value="250.5025" calcext:value-type="float">
            <text:p>250.5025</text:p>
          </table:table-cell>
          <table:table-cell office:value-type="float" office:value="249.935" calcext:value-type="float">
            <text:p>249.935</text:p>
          </table:table-cell>
          <table:table-cell office:value-type="float" office:value="250.51" calcext:value-type="float">
            <text:p>250.51</text:p>
          </table:table-cell>
          <table:table-cell office:value-type="float" office:value="250.325" calcext:value-type="float">
            <text:p>250.325</text:p>
          </table:table-cell>
          <table:table-cell office:value-type="float" office:value="249.925" calcext:value-type="float">
            <text:p>249.925</text:p>
          </table:table-cell>
          <table:table-cell office:value-type="float" office:value="249.465" calcext:value-type="float">
            <text:p>249.465</text:p>
          </table:table-cell>
          <table:table-cell office:value-type="float" office:value="250.5725" calcext:value-type="float">
            <text:p>250.5725</text:p>
          </table:table-cell>
          <table:table-cell office:value-type="float" office:value="249.78" calcext:value-type="float">
            <text:p>249.78</text:p>
          </table:table-cell>
          <table:table-cell office:value-type="float" office:value="249.61" calcext:value-type="float">
            <text:p>249.61</text:p>
          </table:table-cell>
          <table:table-cell office:value-type="float" office:value="249.9" calcext:value-type="float">
            <text:p>249.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.75" calcext:value-type="float">
            <text:p>47.75</text:p>
          </table:table-cell>
          <table:table-cell office:value-type="float" office:value="33.51" calcext:value-type="float">
            <text:p>33.51</text:p>
          </table:table-cell>
          <table:table-cell office:value-type="string" calcext:value-type="string">
            <text:p>Standalone</text:p>
          </table:table-cell>
          <table:table-cell office:value-type="float" office:value="249.685" calcext:value-type="float">
            <text:p>249.685</text:p>
          </table:table-cell>
          <table:table-cell office:value-type="float" office:value="249.58" calcext:value-type="float">
            <text:p>249.58</text:p>
          </table:table-cell>
          <table:table-cell office:value-type="float" office:value="250.155" calcext:value-type="float">
            <text:p>250.155</text:p>
          </table:table-cell>
          <table:table-cell office:value-type="float" office:value="249.85" calcext:value-type="float">
            <text:p>249.85</text:p>
          </table:table-cell>
          <table:table-cell office:value-type="float" office:value="250.17" calcext:value-type="float">
            <text:p>250.17</text:p>
          </table:table-cell>
          <table:table-cell office:value-type="float" office:value="250.695" calcext:value-type="float">
            <text:p>250.695</text:p>
          </table:table-cell>
          <table:table-cell office:value-type="float" office:value="249.775" calcext:value-type="float">
            <text:p>249.775</text:p>
          </table:table-cell>
          <table:table-cell office:value-type="float" office:value="249.485" calcext:value-type="float">
            <text:p>249.485</text:p>
          </table:table-cell>
          <table:table-cell office:value-type="float" office:value="250.655" calcext:value-type="float">
            <text:p>250.655</text:p>
          </table:table-cell>
          <table:table-cell office:value-type="float" office:value="250.595" calcext:value-type="float">
            <text:p>250.595</text:p>
          </table:table-cell>
          <table:table-cell office:value-type="float" office:value="249.49" calcext:value-type="float">
            <text:p>249.49</text:p>
          </table:table-cell>
          <table:table-cell office:value-type="float" office:value="250.59" calcext:value-type="float">
            <text:p>250.59</text:p>
          </table:table-cell>
          <table:table-cell office:value-type="float" office:value="248.9925" calcext:value-type="float">
            <text:p>248.9925</text:p>
          </table:table-cell>
          <table:table-cell office:value-type="float" office:value="249.81" calcext:value-type="float">
            <text:p>249.81</text:p>
          </table:table-cell>
          <table:table-cell office:value-type="float" office:value="250.59" calcext:value-type="float">
            <text:p>250.59</text:p>
          </table:table-cell>
          <table:table-cell office:value-type="float" office:value="250.4275" calcext:value-type="float">
            <text:p>250.4275</text:p>
          </table:table-cell>
          <table:table-cell office:value-type="float" office:value="249.965" calcext:value-type="float">
            <text:p>249.965</text:p>
          </table:table-cell>
          <table:table-cell office:value-type="float" office:value="250.345" calcext:value-type="float">
            <text:p>250.3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.24" calcext:value-type="float">
            <text:p>47.24</text:p>
          </table:table-cell>
          <table:table-cell office:value-type="float" office:value="32.54" calcext:value-type="float">
            <text:p>32.54</text:p>
          </table:table-cell>
          <table:table-cell office:value-type="string" calcext:value-type="string">
            <text:p>Standalone</text:p>
          </table:table-cell>
          <table:table-cell office:value-type="float" office:value="249.685" calcext:value-type="float">
            <text:p>249.685</text:p>
          </table:table-cell>
          <table:table-cell office:value-type="float" office:value="249.58" calcext:value-type="float">
            <text:p>249.58</text:p>
          </table:table-cell>
          <table:table-cell office:value-type="float" office:value="250.155" calcext:value-type="float">
            <text:p>250.155</text:p>
          </table:table-cell>
          <table:table-cell office:value-type="float" office:value="249.85" calcext:value-type="float">
            <text:p>249.85</text:p>
          </table:table-cell>
          <table:table-cell office:value-type="float" office:value="250.17" calcext:value-type="float">
            <text:p>250.17</text:p>
          </table:table-cell>
          <table:table-cell office:value-type="float" office:value="250.695" calcext:value-type="float">
            <text:p>250.695</text:p>
          </table:table-cell>
          <table:table-cell office:value-type="float" office:value="249.775" calcext:value-type="float">
            <text:p>249.775</text:p>
          </table:table-cell>
          <table:table-cell office:value-type="float" office:value="249.485" calcext:value-type="float">
            <text:p>249.485</text:p>
          </table:table-cell>
          <table:table-cell office:value-type="float" office:value="250.655" calcext:value-type="float">
            <text:p>250.655</text:p>
          </table:table-cell>
          <table:table-cell office:value-type="float" office:value="250.595" calcext:value-type="float">
            <text:p>250.595</text:p>
          </table:table-cell>
          <table:table-cell office:value-type="float" office:value="249.49" calcext:value-type="float">
            <text:p>249.49</text:p>
          </table:table-cell>
          <table:table-cell office:value-type="float" office:value="250.59" calcext:value-type="float">
            <text:p>250.59</text:p>
          </table:table-cell>
          <table:table-cell office:value-type="float" office:value="248.9925" calcext:value-type="float">
            <text:p>248.9925</text:p>
          </table:table-cell>
          <table:table-cell office:value-type="float" office:value="249.81" calcext:value-type="float">
            <text:p>249.81</text:p>
          </table:table-cell>
          <table:table-cell office:value-type="float" office:value="250.59" calcext:value-type="float">
            <text:p>250.59</text:p>
          </table:table-cell>
          <table:table-cell office:value-type="float" office:value="250.4275" calcext:value-type="float">
            <text:p>250.4275</text:p>
          </table:table-cell>
          <table:table-cell office:value-type="float" office:value="249.965" calcext:value-type="float">
            <text:p>249.965</text:p>
          </table:table-cell>
          <table:table-cell office:value-type="float" office:value="250.345" calcext:value-type="float">
            <text:p>250.3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2.85" calcext:value-type="float">
            <text:p>42.85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Standalone</text:p>
          </table:table-cell>
          <table:table-cell office:value-type="float" office:value="249.4475" calcext:value-type="float">
            <text:p>249.4475</text:p>
          </table:table-cell>
          <table:table-cell office:value-type="float" office:value="251.055" calcext:value-type="float">
            <text:p>251.055</text:p>
          </table:table-cell>
          <table:table-cell office:value-type="float" office:value="248.69" calcext:value-type="float">
            <text:p>248.69</text:p>
          </table:table-cell>
          <table:table-cell office:value-type="float" office:value="249.1625" calcext:value-type="float">
            <text:p>249.1625</text:p>
          </table:table-cell>
          <table:table-cell office:value-type="float" office:value="250.44" calcext:value-type="float">
            <text:p>250.44</text:p>
          </table:table-cell>
          <table:table-cell office:value-type="float" office:value="249.635" calcext:value-type="float">
            <text:p>249.635</text:p>
          </table:table-cell>
          <table:table-cell office:value-type="float" office:value="250.29" calcext:value-type="float">
            <text:p>250.29</text:p>
          </table:table-cell>
          <table:table-cell office:value-type="float" office:value="249.9825" calcext:value-type="float">
            <text:p>249.9825</text:p>
          </table:table-cell>
          <table:table-cell office:value-type="float" office:value="250.5875" calcext:value-type="float">
            <text:p>250.5875</text:p>
          </table:table-cell>
          <table:table-cell office:value-type="float" office:value="251.01" calcext:value-type="float">
            <text:p>251.01</text:p>
          </table:table-cell>
          <table:table-cell office:value-type="float" office:value="250.76" calcext:value-type="float">
            <text:p>250.76</text:p>
          </table:table-cell>
          <table:table-cell office:value-type="float" office:value="249.3" calcext:value-type="float">
            <text:p>249.3</text:p>
          </table:table-cell>
          <table:table-cell office:value-type="float" office:value="249.74" calcext:value-type="float">
            <text:p>249.74</text:p>
          </table:table-cell>
          <table:table-cell office:value-type="float" office:value="248.6325" calcext:value-type="float">
            <text:p>248.6325</text:p>
          </table:table-cell>
          <table:table-cell office:value-type="float" office:value="250.82" calcext:value-type="float">
            <text:p>250.82</text:p>
          </table:table-cell>
          <table:table-cell office:value-type="float" office:value="250.225" calcext:value-type="float">
            <text:p>250.225</text:p>
          </table:table-cell>
          <table:table-cell office:value-type="float" office:value="248.065" calcext:value-type="float">
            <text:p>248.065</text:p>
          </table:table-cell>
          <table:table-cell office:value-type="float" office:value="249.655" calcext:value-type="float">
            <text:p>249.6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4.59" calcext:value-type="float">
            <text:p>44.59</text:p>
          </table:table-cell>
          <table:table-cell office:value-type="float" office:value="24.45" calcext:value-type="float">
            <text:p>24.45</text:p>
          </table:table-cell>
          <table:table-cell office:value-type="string" calcext:value-type="string">
            <text:p>Standalone</text:p>
          </table:table-cell>
          <table:table-cell office:value-type="float" office:value="249.4475" calcext:value-type="float">
            <text:p>249.4475</text:p>
          </table:table-cell>
          <table:table-cell office:value-type="float" office:value="251.055" calcext:value-type="float">
            <text:p>251.055</text:p>
          </table:table-cell>
          <table:table-cell office:value-type="float" office:value="248.69" calcext:value-type="float">
            <text:p>248.69</text:p>
          </table:table-cell>
          <table:table-cell office:value-type="float" office:value="249.1625" calcext:value-type="float">
            <text:p>249.1625</text:p>
          </table:table-cell>
          <table:table-cell office:value-type="float" office:value="250.44" calcext:value-type="float">
            <text:p>250.44</text:p>
          </table:table-cell>
          <table:table-cell office:value-type="float" office:value="249.635" calcext:value-type="float">
            <text:p>249.635</text:p>
          </table:table-cell>
          <table:table-cell office:value-type="float" office:value="250.29" calcext:value-type="float">
            <text:p>250.29</text:p>
          </table:table-cell>
          <table:table-cell office:value-type="float" office:value="249.9825" calcext:value-type="float">
            <text:p>249.9825</text:p>
          </table:table-cell>
          <table:table-cell office:value-type="float" office:value="250.5875" calcext:value-type="float">
            <text:p>250.5875</text:p>
          </table:table-cell>
          <table:table-cell office:value-type="float" office:value="251.01" calcext:value-type="float">
            <text:p>251.01</text:p>
          </table:table-cell>
          <table:table-cell office:value-type="float" office:value="250.76" calcext:value-type="float">
            <text:p>250.76</text:p>
          </table:table-cell>
          <table:table-cell office:value-type="float" office:value="249.3" calcext:value-type="float">
            <text:p>249.3</text:p>
          </table:table-cell>
          <table:table-cell office:value-type="float" office:value="249.74" calcext:value-type="float">
            <text:p>249.74</text:p>
          </table:table-cell>
          <table:table-cell office:value-type="float" office:value="248.6325" calcext:value-type="float">
            <text:p>248.6325</text:p>
          </table:table-cell>
          <table:table-cell office:value-type="float" office:value="250.82" calcext:value-type="float">
            <text:p>250.82</text:p>
          </table:table-cell>
          <table:table-cell office:value-type="float" office:value="250.225" calcext:value-type="float">
            <text:p>250.225</text:p>
          </table:table-cell>
          <table:table-cell office:value-type="float" office:value="248.065" calcext:value-type="float">
            <text:p>248.065</text:p>
          </table:table-cell>
          <table:table-cell office:value-type="float" office:value="249.655" calcext:value-type="float">
            <text:p>249.6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7.53" calcext:value-type="float">
            <text:p>47.53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tandalone</text:p>
          </table:table-cell>
          <table:table-cell office:value-type="float" office:value="249.9" calcext:value-type="float">
            <text:p>249.9</text:p>
          </table:table-cell>
          <table:table-cell office:value-type="float" office:value="248.705" calcext:value-type="float">
            <text:p>248.705</text:p>
          </table:table-cell>
          <table:table-cell office:value-type="float" office:value="251.63" calcext:value-type="float">
            <text:p>251.63</text:p>
          </table:table-cell>
          <table:table-cell office:value-type="float" office:value="249.575" calcext:value-type="float">
            <text:p>249.575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251.025" calcext:value-type="float">
            <text:p>251.025</text:p>
          </table:table-cell>
          <table:table-cell office:value-type="float" office:value="248.745" calcext:value-type="float">
            <text:p>248.745</text:p>
          </table:table-cell>
          <table:table-cell office:value-type="float" office:value="249.74" calcext:value-type="float">
            <text:p>249.74</text:p>
          </table:table-cell>
          <table:table-cell office:value-type="float" office:value="250.17" calcext:value-type="float">
            <text:p>250.17</text:p>
          </table:table-cell>
          <table:table-cell office:value-type="float" office:value="249.94" calcext:value-type="float">
            <text:p>249.94</text:p>
          </table:table-cell>
          <table:table-cell office:value-type="float" office:value="249.49" calcext:value-type="float">
            <text:p>249.49</text:p>
          </table:table-cell>
          <table:table-cell office:value-type="float" office:value="250.995" calcext:value-type="float">
            <text:p>250.995</text:p>
          </table:table-cell>
          <table:table-cell office:value-type="float" office:value="249.555" calcext:value-type="float">
            <text:p>249.555</text:p>
          </table:table-cell>
          <table:table-cell office:value-type="float" office:value="250.885" calcext:value-type="float">
            <text:p>250.885</text:p>
          </table:table-cell>
          <table:table-cell office:value-type="float" office:value="250.35" calcext:value-type="float">
            <text:p>250.35</text:p>
          </table:table-cell>
          <table:table-cell office:value-type="float" office:value="251.575" calcext:value-type="float">
            <text:p>251.575</text:p>
          </table:table-cell>
          <table:table-cell office:value-type="float" office:value="249.51" calcext:value-type="float">
            <text:p>249.51</text:p>
          </table:table-cell>
          <table:table-cell office:value-type="float" office:value="250.24" calcext:value-type="float">
            <text:p>250.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.64" calcext:value-type="float">
            <text:p>50.64</text:p>
          </table:table-cell>
          <table:table-cell office:value-type="float" office:value="22.57" calcext:value-type="float">
            <text:p>22.57</text:p>
          </table:table-cell>
          <table:table-cell office:value-type="string" calcext:value-type="string">
            <text:p>Standalone</text:p>
          </table:table-cell>
          <table:table-cell office:value-type="float" office:value="249.9" calcext:value-type="float">
            <text:p>249.9</text:p>
          </table:table-cell>
          <table:table-cell office:value-type="float" office:value="248.705" calcext:value-type="float">
            <text:p>248.705</text:p>
          </table:table-cell>
          <table:table-cell office:value-type="float" office:value="251.63" calcext:value-type="float">
            <text:p>251.63</text:p>
          </table:table-cell>
          <table:table-cell office:value-type="float" office:value="249.575" calcext:value-type="float">
            <text:p>249.575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251.025" calcext:value-type="float">
            <text:p>251.025</text:p>
          </table:table-cell>
          <table:table-cell office:value-type="float" office:value="248.745" calcext:value-type="float">
            <text:p>248.745</text:p>
          </table:table-cell>
          <table:table-cell office:value-type="float" office:value="249.74" calcext:value-type="float">
            <text:p>249.74</text:p>
          </table:table-cell>
          <table:table-cell office:value-type="float" office:value="250.17" calcext:value-type="float">
            <text:p>250.17</text:p>
          </table:table-cell>
          <table:table-cell office:value-type="float" office:value="249.94" calcext:value-type="float">
            <text:p>249.94</text:p>
          </table:table-cell>
          <table:table-cell office:value-type="float" office:value="249.49" calcext:value-type="float">
            <text:p>249.49</text:p>
          </table:table-cell>
          <table:table-cell office:value-type="float" office:value="250.995" calcext:value-type="float">
            <text:p>250.995</text:p>
          </table:table-cell>
          <table:table-cell office:value-type="float" office:value="249.555" calcext:value-type="float">
            <text:p>249.555</text:p>
          </table:table-cell>
          <table:table-cell office:value-type="float" office:value="250.885" calcext:value-type="float">
            <text:p>250.885</text:p>
          </table:table-cell>
          <table:table-cell office:value-type="float" office:value="250.35" calcext:value-type="float">
            <text:p>250.35</text:p>
          </table:table-cell>
          <table:table-cell office:value-type="float" office:value="251.575" calcext:value-type="float">
            <text:p>251.575</text:p>
          </table:table-cell>
          <table:table-cell office:value-type="float" office:value="249.51" calcext:value-type="float">
            <text:p>249.51</text:p>
          </table:table-cell>
          <table:table-cell office:value-type="float" office:value="250.24" calcext:value-type="float">
            <text:p>250.24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1.93" calcext:value-type="float">
            <text:p>41.93</text:p>
          </table:table-cell>
          <table:table-cell office:value-type="float" office:value="15.46" calcext:value-type="float">
            <text:p>15.46</text:p>
          </table:table-cell>
          <table:table-cell office:value-type="string" calcext:value-type="string">
            <text:p>Standalone</text:p>
          </table:table-cell>
          <table:table-cell office:value-type="float" office:value="249.51" calcext:value-type="float">
            <text:p>249.51</text:p>
          </table:table-cell>
          <table:table-cell office:value-type="float" office:value="249.845" calcext:value-type="float">
            <text:p>249.845</text:p>
          </table:table-cell>
          <table:table-cell office:value-type="float" office:value="249.5" calcext:value-type="float">
            <text:p>249.5</text:p>
          </table:table-cell>
          <table:table-cell office:value-type="float" office:value="249.855" calcext:value-type="float">
            <text:p>249.855</text:p>
          </table:table-cell>
          <table:table-cell office:value-type="float" office:value="249.96" calcext:value-type="float">
            <text:p>249.96</text:p>
          </table:table-cell>
          <table:table-cell office:value-type="float" office:value="249.98" calcext:value-type="float">
            <text:p>249.98</text:p>
          </table:table-cell>
          <table:table-cell office:value-type="float" office:value="249.905" calcext:value-type="float">
            <text:p>249.905</text:p>
          </table:table-cell>
          <table:table-cell office:value-type="float" office:value="249.535" calcext:value-type="float">
            <text:p>249.535</text:p>
          </table:table-cell>
          <table:table-cell office:value-type="float" office:value="250.33" calcext:value-type="float">
            <text:p>250.33</text:p>
          </table:table-cell>
          <table:table-cell office:value-type="float" office:value="250.395" calcext:value-type="float">
            <text:p>250.395</text:p>
          </table:table-cell>
          <table:table-cell table:number-columns-repeated="2" office:value-type="float" office:value="250.32" calcext:value-type="float">
            <text:p>250.32</text:p>
          </table:table-cell>
          <table:table-cell office:value-type="float" office:value="249.96" calcext:value-type="float">
            <text:p>249.96</text:p>
          </table:table-cell>
          <table:table-cell office:value-type="float" office:value="249.7525" calcext:value-type="float">
            <text:p>249.7525</text:p>
          </table:table-cell>
          <table:table-cell office:value-type="float" office:value="250.5825" calcext:value-type="float">
            <text:p>250.5825</text:p>
          </table:table-cell>
          <table:table-cell office:value-type="float" office:value="249.82" calcext:value-type="float">
            <text:p>249.82</text:p>
          </table:table-cell>
          <table:table-cell office:value-type="float" office:value="249.8" calcext:value-type="float">
            <text:p>249.8</text:p>
          </table:table-cell>
          <table:table-cell office:value-type="float" office:value="249.66" calcext:value-type="float">
            <text:p>249.66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3.19" calcext:value-type="float">
            <text:p>43.19</text:p>
          </table:table-cell>
          <table:table-cell office:value-type="float" office:value="15.89" calcext:value-type="float">
            <text:p>15.89</text:p>
          </table:table-cell>
          <table:table-cell office:value-type="string" calcext:value-type="string">
            <text:p>Standalone</text:p>
          </table:table-cell>
          <table:table-cell office:value-type="float" office:value="249.51" calcext:value-type="float">
            <text:p>249.51</text:p>
          </table:table-cell>
          <table:table-cell office:value-type="float" office:value="249.845" calcext:value-type="float">
            <text:p>249.845</text:p>
          </table:table-cell>
          <table:table-cell office:value-type="float" office:value="249.5" calcext:value-type="float">
            <text:p>249.5</text:p>
          </table:table-cell>
          <table:table-cell office:value-type="float" office:value="249.855" calcext:value-type="float">
            <text:p>249.855</text:p>
          </table:table-cell>
          <table:table-cell office:value-type="float" office:value="249.96" calcext:value-type="float">
            <text:p>249.96</text:p>
          </table:table-cell>
          <table:table-cell office:value-type="float" office:value="249.98" calcext:value-type="float">
            <text:p>249.98</text:p>
          </table:table-cell>
          <table:table-cell office:value-type="float" office:value="249.905" calcext:value-type="float">
            <text:p>249.905</text:p>
          </table:table-cell>
          <table:table-cell office:value-type="float" office:value="249.535" calcext:value-type="float">
            <text:p>249.535</text:p>
          </table:table-cell>
          <table:table-cell office:value-type="float" office:value="250.33" calcext:value-type="float">
            <text:p>250.33</text:p>
          </table:table-cell>
          <table:table-cell office:value-type="float" office:value="250.395" calcext:value-type="float">
            <text:p>250.395</text:p>
          </table:table-cell>
          <table:table-cell table:number-columns-repeated="2" office:value-type="float" office:value="250.32" calcext:value-type="float">
            <text:p>250.32</text:p>
          </table:table-cell>
          <table:table-cell office:value-type="float" office:value="249.96" calcext:value-type="float">
            <text:p>249.96</text:p>
          </table:table-cell>
          <table:table-cell office:value-type="float" office:value="249.7525" calcext:value-type="float">
            <text:p>249.7525</text:p>
          </table:table-cell>
          <table:table-cell office:value-type="float" office:value="250.5825" calcext:value-type="float">
            <text:p>250.5825</text:p>
          </table:table-cell>
          <table:table-cell office:value-type="float" office:value="249.82" calcext:value-type="float">
            <text:p>249.82</text:p>
          </table:table-cell>
          <table:table-cell office:value-type="float" office:value="249.8" calcext:value-type="float">
            <text:p>249.8</text:p>
          </table:table-cell>
          <table:table-cell office:value-type="float" office:value="249.66" calcext:value-type="float">
            <text:p>249.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.13" calcext:value-type="float">
            <text:p>53.13</text:p>
          </table:table-cell>
          <table:table-cell office:value-type="float" office:value="58.55" calcext:value-type="float">
            <text:p>58.55</text:p>
          </table:table-cell>
          <table:table-cell office:value-type="string" calcext:value-type="string">
            <text:p>Standalone</text:p>
          </table:table-cell>
          <table:table-cell office:value-type="float" office:value="249.7" calcext:value-type="float">
            <text:p>249.7</text:p>
          </table:table-cell>
          <table:table-cell office:value-type="float" office:value="249.24" calcext:value-type="float">
            <text:p>249.24</text:p>
          </table:table-cell>
          <table:table-cell office:value-type="float" office:value="249.2" calcext:value-type="float">
            <text:p>249.2</text:p>
          </table:table-cell>
          <table:table-cell office:value-type="float" office:value="249.27" calcext:value-type="float">
            <text:p>249.27</text:p>
          </table:table-cell>
          <table:table-cell office:value-type="float" office:value="249.77" calcext:value-type="float">
            <text:p>249.77</text:p>
          </table:table-cell>
          <table:table-cell office:value-type="float" office:value="250.06" calcext:value-type="float">
            <text:p>250.06</text:p>
          </table:table-cell>
          <table:table-cell office:value-type="float" office:value="249.72" calcext:value-type="float">
            <text:p>249.72</text:p>
          </table:table-cell>
          <table:table-cell office:value-type="float" office:value="249.83" calcext:value-type="float">
            <text:p>249.83</text:p>
          </table:table-cell>
          <table:table-cell office:value-type="float" office:value="250.615" calcext:value-type="float">
            <text:p>250.615</text:p>
          </table:table-cell>
          <table:table-cell office:value-type="float" office:value="249.925" calcext:value-type="float">
            <text:p>249.925</text:p>
          </table:table-cell>
          <table:table-cell office:value-type="float" office:value="250.59" calcext:value-type="float">
            <text:p>250.59</text:p>
          </table:table-cell>
          <table:table-cell office:value-type="float" office:value="250.93" calcext:value-type="float">
            <text:p>250.93</text:p>
          </table:table-cell>
          <table:table-cell table:number-columns-repeated="2" office:value-type="float" office:value="249.64" calcext:value-type="float">
            <text:p>249.64</text:p>
          </table:table-cell>
          <table:table-cell office:value-type="float" office:value="250.73" calcext:value-type="float">
            <text:p>250.73</text:p>
          </table:table-cell>
          <table:table-cell office:value-type="float" office:value="250.07" calcext:value-type="float">
            <text:p>250.07</text:p>
          </table:table-cell>
          <table:table-cell office:value-type="float" office:value="249.45" calcext:value-type="float">
            <text:p>249.45</text:p>
          </table:table-cell>
          <table:table-cell office:value-type="float" office:value="249.52" calcext:value-type="float">
            <text:p>249.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1.93" calcext:value-type="float">
            <text:p>51.93</text:p>
          </table:table-cell>
          <table:table-cell office:value-type="float" office:value="58.55" calcext:value-type="float">
            <text:p>58.55</text:p>
          </table:table-cell>
          <table:table-cell office:value-type="string" calcext:value-type="string">
            <text:p>Standalone</text:p>
          </table:table-cell>
          <table:table-cell office:value-type="float" office:value="249.7" calcext:value-type="float">
            <text:p>249.7</text:p>
          </table:table-cell>
          <table:table-cell office:value-type="float" office:value="249.24" calcext:value-type="float">
            <text:p>249.24</text:p>
          </table:table-cell>
          <table:table-cell office:value-type="float" office:value="249.2" calcext:value-type="float">
            <text:p>249.2</text:p>
          </table:table-cell>
          <table:table-cell office:value-type="float" office:value="249.27" calcext:value-type="float">
            <text:p>249.27</text:p>
          </table:table-cell>
          <table:table-cell office:value-type="float" office:value="249.77" calcext:value-type="float">
            <text:p>249.77</text:p>
          </table:table-cell>
          <table:table-cell office:value-type="float" office:value="250.06" calcext:value-type="float">
            <text:p>250.06</text:p>
          </table:table-cell>
          <table:table-cell office:value-type="float" office:value="249.72" calcext:value-type="float">
            <text:p>249.72</text:p>
          </table:table-cell>
          <table:table-cell office:value-type="float" office:value="249.83" calcext:value-type="float">
            <text:p>249.83</text:p>
          </table:table-cell>
          <table:table-cell office:value-type="float" office:value="250.615" calcext:value-type="float">
            <text:p>250.615</text:p>
          </table:table-cell>
          <table:table-cell office:value-type="float" office:value="249.925" calcext:value-type="float">
            <text:p>249.925</text:p>
          </table:table-cell>
          <table:table-cell office:value-type="float" office:value="250.59" calcext:value-type="float">
            <text:p>250.59</text:p>
          </table:table-cell>
          <table:table-cell office:value-type="float" office:value="250.93" calcext:value-type="float">
            <text:p>250.93</text:p>
          </table:table-cell>
          <table:table-cell table:number-columns-repeated="2" office:value-type="float" office:value="249.64" calcext:value-type="float">
            <text:p>249.64</text:p>
          </table:table-cell>
          <table:table-cell office:value-type="float" office:value="250.73" calcext:value-type="float">
            <text:p>250.73</text:p>
          </table:table-cell>
          <table:table-cell office:value-type="float" office:value="250.07" calcext:value-type="float">
            <text:p>250.07</text:p>
          </table:table-cell>
          <table:table-cell office:value-type="float" office:value="249.45" calcext:value-type="float">
            <text:p>249.45</text:p>
          </table:table-cell>
          <table:table-cell office:value-type="float" office:value="249.52" calcext:value-type="float">
            <text:p>249.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7.16" calcext:value-type="float">
            <text:p>47.16</text:p>
          </table:table-cell>
          <table:table-cell office:value-type="float" office:value="31.58" calcext:value-type="float">
            <text:p>31.58</text:p>
          </table:table-cell>
          <table:table-cell office:value-type="string" calcext:value-type="string">
            <text:p>Standalone</text:p>
          </table:table-cell>
          <table:table-cell office:value-type="float" office:value="250.16" calcext:value-type="float">
            <text:p>250.16</text:p>
          </table:table-cell>
          <table:table-cell office:value-type="float" office:value="248.76" calcext:value-type="float">
            <text:p>248.76</text:p>
          </table:table-cell>
          <table:table-cell office:value-type="float" office:value="249.89" calcext:value-type="float">
            <text:p>249.89</text:p>
          </table:table-cell>
          <table:table-cell office:value-type="float" office:value="249.42" calcext:value-type="float">
            <text:p>249.42</text:p>
          </table:table-cell>
          <table:table-cell office:value-type="float" office:value="249.61" calcext:value-type="float">
            <text:p>249.61</text:p>
          </table:table-cell>
          <table:table-cell office:value-type="float" office:value="249.91" calcext:value-type="float">
            <text:p>249.91</text:p>
          </table:table-cell>
          <table:table-cell office:value-type="float" office:value="248.67" calcext:value-type="float">
            <text:p>248.67</text:p>
          </table:table-cell>
          <table:table-cell office:value-type="float" office:value="249.42" calcext:value-type="float">
            <text:p>249.42</text:p>
          </table:table-cell>
          <table:table-cell office:value-type="float" office:value="250.82" calcext:value-type="float">
            <text:p>250.82</text:p>
          </table:table-cell>
          <table:table-cell office:value-type="float" office:value="250.76" calcext:value-type="float">
            <text:p>250.76</text:p>
          </table:table-cell>
          <table:table-cell office:value-type="float" office:value="249.88" calcext:value-type="float">
            <text:p>249.88</text:p>
          </table:table-cell>
          <table:table-cell office:value-type="float" office:value="250.825" calcext:value-type="float">
            <text:p>250.825</text:p>
          </table:table-cell>
          <table:table-cell office:value-type="float" office:value="248.87" calcext:value-type="float">
            <text:p>248.87</text:p>
          </table:table-cell>
          <table:table-cell office:value-type="float" office:value="250.01" calcext:value-type="float">
            <text:p>250.01</text:p>
          </table:table-cell>
          <table:table-cell office:value-type="float" office:value="250.14" calcext:value-type="float">
            <text:p>250.14</text:p>
          </table:table-cell>
          <table:table-cell office:value-type="float" office:value="250.08" calcext:value-type="float">
            <text:p>250.08</text:p>
          </table:table-cell>
          <table:table-cell office:value-type="float" office:value="250.14" calcext:value-type="float">
            <text:p>250.14</text:p>
          </table:table-cell>
          <table:table-cell office:value-type="float" office:value="250.05" calcext:value-type="float">
            <text:p>250.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8.34" calcext:value-type="float">
            <text:p>48.34</text:p>
          </table:table-cell>
          <table:table-cell office:value-type="float" office:value="31.57" calcext:value-type="float">
            <text:p>31.57</text:p>
          </table:table-cell>
          <table:table-cell office:value-type="string" calcext:value-type="string">
            <text:p>Standalone</text:p>
          </table:table-cell>
          <table:table-cell office:value-type="float" office:value="250.16" calcext:value-type="float">
            <text:p>250.16</text:p>
          </table:table-cell>
          <table:table-cell office:value-type="float" office:value="248.76" calcext:value-type="float">
            <text:p>248.76</text:p>
          </table:table-cell>
          <table:table-cell office:value-type="float" office:value="249.89" calcext:value-type="float">
            <text:p>249.89</text:p>
          </table:table-cell>
          <table:table-cell office:value-type="float" office:value="249.42" calcext:value-type="float">
            <text:p>249.42</text:p>
          </table:table-cell>
          <table:table-cell office:value-type="float" office:value="249.61" calcext:value-type="float">
            <text:p>249.61</text:p>
          </table:table-cell>
          <table:table-cell office:value-type="float" office:value="249.91" calcext:value-type="float">
            <text:p>249.91</text:p>
          </table:table-cell>
          <table:table-cell office:value-type="float" office:value="248.67" calcext:value-type="float">
            <text:p>248.67</text:p>
          </table:table-cell>
          <table:table-cell office:value-type="float" office:value="249.42" calcext:value-type="float">
            <text:p>249.42</text:p>
          </table:table-cell>
          <table:table-cell office:value-type="float" office:value="250.82" calcext:value-type="float">
            <text:p>250.82</text:p>
          </table:table-cell>
          <table:table-cell office:value-type="float" office:value="250.76" calcext:value-type="float">
            <text:p>250.76</text:p>
          </table:table-cell>
          <table:table-cell office:value-type="float" office:value="249.88" calcext:value-type="float">
            <text:p>249.88</text:p>
          </table:table-cell>
          <table:table-cell office:value-type="float" office:value="250.825" calcext:value-type="float">
            <text:p>250.825</text:p>
          </table:table-cell>
          <table:table-cell office:value-type="float" office:value="248.87" calcext:value-type="float">
            <text:p>248.87</text:p>
          </table:table-cell>
          <table:table-cell office:value-type="float" office:value="250.01" calcext:value-type="float">
            <text:p>250.01</text:p>
          </table:table-cell>
          <table:table-cell office:value-type="float" office:value="250.14" calcext:value-type="float">
            <text:p>250.14</text:p>
          </table:table-cell>
          <table:table-cell office:value-type="float" office:value="250.08" calcext:value-type="float">
            <text:p>250.08</text:p>
          </table:table-cell>
          <table:table-cell office:value-type="float" office:value="250.14" calcext:value-type="float">
            <text:p>250.14</text:p>
          </table:table-cell>
          <table:table-cell office:value-type="float" office:value="250.05" calcext:value-type="float">
            <text:p>250.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4.36" calcext:value-type="float">
            <text:p>44.36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Standalone</text:p>
          </table:table-cell>
          <table:table-cell office:value-type="float" office:value="249.48" calcext:value-type="float">
            <text:p>249.48</text:p>
          </table:table-cell>
          <table:table-cell office:value-type="float" office:value="249.99" calcext:value-type="float">
            <text:p>249.99</text:p>
          </table:table-cell>
          <table:table-cell office:value-type="float" office:value="248.8" calcext:value-type="float">
            <text:p>248.8</text:p>
          </table:table-cell>
          <table:table-cell office:value-type="float" office:value="248.98" calcext:value-type="float">
            <text:p>248.98</text:p>
          </table:table-cell>
          <table:table-cell office:value-type="float" office:value="249.77" calcext:value-type="float">
            <text:p>249.77</text:p>
          </table:table-cell>
          <table:table-cell office:value-type="float" office:value="249.45" calcext:value-type="float">
            <text:p>249.45</text:p>
          </table:table-cell>
          <table:table-cell office:value-type="float" office:value="250.44" calcext:value-type="float">
            <text:p>250.44</text:p>
          </table:table-cell>
          <table:table-cell office:value-type="float" office:value="249.47" calcext:value-type="float">
            <text:p>249.47</text:p>
          </table:table-cell>
          <table:table-cell office:value-type="float" office:value="250.79" calcext:value-type="float">
            <text:p>250.79</text:p>
          </table:table-cell>
          <table:table-cell office:value-type="float" office:value="250.5" calcext:value-type="float">
            <text:p>250.5</text:p>
          </table:table-cell>
          <table:table-cell office:value-type="float" office:value="251.255" calcext:value-type="float">
            <text:p>251.255</text:p>
          </table:table-cell>
          <table:table-cell office:value-type="float" office:value="249.92" calcext:value-type="float">
            <text:p>249.92</text:p>
          </table:table-cell>
          <table:table-cell office:value-type="float" office:value="249.22" calcext:value-type="float">
            <text:p>249.22</text:p>
          </table:table-cell>
          <table:table-cell office:value-type="float" office:value="248.37" calcext:value-type="float">
            <text:p>248.37</text:p>
          </table:table-cell>
          <table:table-cell office:value-type="float" office:value="251.17" calcext:value-type="float">
            <text:p>251.17</text:p>
          </table:table-cell>
          <table:table-cell office:value-type="float" office:value="250.4" calcext:value-type="float">
            <text:p>250.4</text:p>
          </table:table-cell>
          <table:table-cell office:value-type="float" office:value="247.83" calcext:value-type="float">
            <text:p>247.83</text:p>
          </table:table-cell>
          <table:table-cell office:value-type="float" office:value="250.095" calcext:value-type="float">
            <text:p>250.0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3.5" calcext:value-type="float">
            <text:p>43.5</text:p>
          </table:table-cell>
          <table:table-cell office:value-type="float" office:value="21.47" calcext:value-type="float">
            <text:p>21.47</text:p>
          </table:table-cell>
          <table:table-cell office:value-type="string" calcext:value-type="string">
            <text:p>Standalone</text:p>
          </table:table-cell>
          <table:table-cell office:value-type="float" office:value="249.48" calcext:value-type="float">
            <text:p>249.48</text:p>
          </table:table-cell>
          <table:table-cell office:value-type="float" office:value="249.99" calcext:value-type="float">
            <text:p>249.99</text:p>
          </table:table-cell>
          <table:table-cell office:value-type="float" office:value="248.8" calcext:value-type="float">
            <text:p>248.8</text:p>
          </table:table-cell>
          <table:table-cell office:value-type="float" office:value="248.98" calcext:value-type="float">
            <text:p>248.98</text:p>
          </table:table-cell>
          <table:table-cell office:value-type="float" office:value="249.77" calcext:value-type="float">
            <text:p>249.77</text:p>
          </table:table-cell>
          <table:table-cell office:value-type="float" office:value="249.45" calcext:value-type="float">
            <text:p>249.45</text:p>
          </table:table-cell>
          <table:table-cell office:value-type="float" office:value="250.44" calcext:value-type="float">
            <text:p>250.44</text:p>
          </table:table-cell>
          <table:table-cell office:value-type="float" office:value="249.47" calcext:value-type="float">
            <text:p>249.47</text:p>
          </table:table-cell>
          <table:table-cell office:value-type="float" office:value="250.79" calcext:value-type="float">
            <text:p>250.79</text:p>
          </table:table-cell>
          <table:table-cell office:value-type="float" office:value="250.5" calcext:value-type="float">
            <text:p>250.5</text:p>
          </table:table-cell>
          <table:table-cell office:value-type="float" office:value="251.255" calcext:value-type="float">
            <text:p>251.255</text:p>
          </table:table-cell>
          <table:table-cell office:value-type="float" office:value="249.92" calcext:value-type="float">
            <text:p>249.92</text:p>
          </table:table-cell>
          <table:table-cell office:value-type="float" office:value="249.22" calcext:value-type="float">
            <text:p>249.22</text:p>
          </table:table-cell>
          <table:table-cell office:value-type="float" office:value="248.37" calcext:value-type="float">
            <text:p>248.37</text:p>
          </table:table-cell>
          <table:table-cell office:value-type="float" office:value="251.17" calcext:value-type="float">
            <text:p>251.17</text:p>
          </table:table-cell>
          <table:table-cell office:value-type="float" office:value="250.4" calcext:value-type="float">
            <text:p>250.4</text:p>
          </table:table-cell>
          <table:table-cell office:value-type="float" office:value="247.83" calcext:value-type="float">
            <text:p>247.83</text:p>
          </table:table-cell>
          <table:table-cell office:value-type="float" office:value="250.095" calcext:value-type="float">
            <text:p>250.0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5.04" calcext:value-type="float">
            <text:p>45.04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Standalone</text:p>
          </table:table-cell>
          <table:table-cell office:value-type="float" office:value="250.925" calcext:value-type="float">
            <text:p>250.925</text:p>
          </table:table-cell>
          <table:table-cell office:value-type="float" office:value="248.83" calcext:value-type="float">
            <text:p>248.83</text:p>
          </table:table-cell>
          <table:table-cell office:value-type="float" office:value="251.38" calcext:value-type="float">
            <text:p>251.38</text:p>
          </table:table-cell>
          <table:table-cell office:value-type="float" office:value="249.25" calcext:value-type="float">
            <text:p>249.25</text:p>
          </table:table-cell>
          <table:table-cell office:value-type="float" office:value="250.02" calcext:value-type="float">
            <text:p>250.02</text:p>
          </table:table-cell>
          <table:table-cell office:value-type="float" office:value="250.62" calcext:value-type="float">
            <text:p>250.62</text:p>
          </table:table-cell>
          <table:table-cell office:value-type="float" office:value="248.01" calcext:value-type="float">
            <text:p>248.01</text:p>
          </table:table-cell>
          <table:table-cell office:value-type="float" office:value="249.2" calcext:value-type="float">
            <text:p>249.2</text:p>
          </table:table-cell>
          <table:table-cell office:value-type="float" office:value="249.45" calcext:value-type="float">
            <text:p>249.45</text:p>
          </table:table-cell>
          <table:table-cell office:value-type="float" office:value="249.98" calcext:value-type="float">
            <text:p>249.98</text:p>
          </table:table-cell>
          <table:table-cell office:value-type="float" office:value="249.8" calcext:value-type="float">
            <text:p>249.8</text:p>
          </table:table-cell>
          <table:table-cell office:value-type="float" office:value="251.79" calcext:value-type="float">
            <text:p>251.79</text:p>
          </table:table-cell>
          <table:table-cell office:value-type="float" office:value="249.58" calcext:value-type="float">
            <text:p>249.58</text:p>
          </table:table-cell>
          <table:table-cell office:value-type="float" office:value="251.2" calcext:value-type="float">
            <text:p>251.2</text:p>
          </table:table-cell>
          <table:table-cell office:value-type="float" office:value="250.29" calcext:value-type="float">
            <text:p>250.29</text:p>
          </table:table-cell>
          <table:table-cell office:value-type="float" office:value="251.67" calcext:value-type="float">
            <text:p>251.67</text:p>
          </table:table-cell>
          <table:table-cell office:value-type="float" office:value="249.5" calcext:value-type="float">
            <text:p>249.5</text:p>
          </table:table-cell>
          <table:table-cell office:value-type="float" office:value="249.94" calcext:value-type="float">
            <text:p>249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3.46" calcext:value-type="float">
            <text:p>43.46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tandalone</text:p>
          </table:table-cell>
          <table:table-cell office:value-type="float" office:value="250.925" calcext:value-type="float">
            <text:p>250.925</text:p>
          </table:table-cell>
          <table:table-cell office:value-type="float" office:value="248.83" calcext:value-type="float">
            <text:p>248.83</text:p>
          </table:table-cell>
          <table:table-cell office:value-type="float" office:value="251.38" calcext:value-type="float">
            <text:p>251.38</text:p>
          </table:table-cell>
          <table:table-cell office:value-type="float" office:value="249.25" calcext:value-type="float">
            <text:p>249.25</text:p>
          </table:table-cell>
          <table:table-cell office:value-type="float" office:value="250.02" calcext:value-type="float">
            <text:p>250.02</text:p>
          </table:table-cell>
          <table:table-cell office:value-type="float" office:value="250.62" calcext:value-type="float">
            <text:p>250.62</text:p>
          </table:table-cell>
          <table:table-cell office:value-type="float" office:value="248.01" calcext:value-type="float">
            <text:p>248.01</text:p>
          </table:table-cell>
          <table:table-cell office:value-type="float" office:value="249.2" calcext:value-type="float">
            <text:p>249.2</text:p>
          </table:table-cell>
          <table:table-cell office:value-type="float" office:value="249.45" calcext:value-type="float">
            <text:p>249.45</text:p>
          </table:table-cell>
          <table:table-cell office:value-type="float" office:value="249.98" calcext:value-type="float">
            <text:p>249.98</text:p>
          </table:table-cell>
          <table:table-cell office:value-type="float" office:value="249.8" calcext:value-type="float">
            <text:p>249.8</text:p>
          </table:table-cell>
          <table:table-cell office:value-type="float" office:value="251.79" calcext:value-type="float">
            <text:p>251.79</text:p>
          </table:table-cell>
          <table:table-cell office:value-type="float" office:value="249.58" calcext:value-type="float">
            <text:p>249.58</text:p>
          </table:table-cell>
          <table:table-cell office:value-type="float" office:value="251.2" calcext:value-type="float">
            <text:p>251.2</text:p>
          </table:table-cell>
          <table:table-cell office:value-type="float" office:value="250.29" calcext:value-type="float">
            <text:p>250.29</text:p>
          </table:table-cell>
          <table:table-cell office:value-type="float" office:value="251.67" calcext:value-type="float">
            <text:p>251.67</text:p>
          </table:table-cell>
          <table:table-cell office:value-type="float" office:value="249.5" calcext:value-type="float">
            <text:p>249.5</text:p>
          </table:table-cell>
          <table:table-cell office:value-type="float" office:value="249.94" calcext:value-type="float">
            <text:p>249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.37" calcext:value-type="float">
            <text:p>42.37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Standalone</text:p>
          </table:table-cell>
          <table:table-cell office:value-type="float" office:value="249.77" calcext:value-type="float">
            <text:p>249.77</text:p>
          </table:table-cell>
          <table:table-cell office:value-type="float" office:value="249.16" calcext:value-type="float">
            <text:p>249.16</text:p>
          </table:table-cell>
          <table:table-cell office:value-type="float" office:value="249.4" calcext:value-type="float">
            <text:p>249.4</text:p>
          </table:table-cell>
          <table:table-cell office:value-type="float" office:value="249.07" calcext:value-type="float">
            <text:p>249.07</text:p>
          </table:table-cell>
          <table:table-cell office:value-type="float" office:value="249.28" calcext:value-type="float">
            <text:p>249.28</text:p>
          </table:table-cell>
          <table:table-cell office:value-type="float" office:value="251.1" calcext:value-type="float">
            <text:p>251.1</text:p>
          </table:table-cell>
          <table:table-cell office:value-type="float" office:value="249.485" calcext:value-type="float">
            <text:p>249.485</text:p>
          </table:table-cell>
          <table:table-cell office:value-type="float" office:value="250.18" calcext:value-type="float">
            <text:p>250.18</text:p>
          </table:table-cell>
          <table:table-cell office:value-type="float" office:value="250.52" calcext:value-type="float">
            <text:p>250.52</text:p>
          </table:table-cell>
          <table:table-cell office:value-type="float" office:value="250.22" calcext:value-type="float">
            <text:p>250.22</text:p>
          </table:table-cell>
          <table:table-cell office:value-type="float" office:value="250.36" calcext:value-type="float">
            <text:p>250.36</text:p>
          </table:table-cell>
          <table:table-cell office:value-type="float" office:value="250.55" calcext:value-type="float">
            <text:p>250.55</text:p>
          </table:table-cell>
          <table:table-cell office:value-type="float" office:value="249.83" calcext:value-type="float">
            <text:p>249.83</text:p>
          </table:table-cell>
          <table:table-cell office:value-type="float" office:value="249.61" calcext:value-type="float">
            <text:p>249.61</text:p>
          </table:table-cell>
          <table:table-cell office:value-type="float" office:value="250.07" calcext:value-type="float">
            <text:p>250.07</text:p>
          </table:table-cell>
          <table:table-cell office:value-type="float" office:value="250.18" calcext:value-type="float">
            <text:p>250.18</text:p>
          </table:table-cell>
          <table:table-cell office:value-type="float" office:value="249.2" calcext:value-type="float">
            <text:p>249.2</text:p>
          </table:table-cell>
          <table:table-cell office:value-type="float" office:value="249.76" calcext:value-type="float">
            <text:p>249.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5.58" calcext:value-type="float">
            <text:p>45.58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Standalone</text:p>
          </table:table-cell>
          <table:table-cell office:value-type="float" office:value="249.77" calcext:value-type="float">
            <text:p>249.77</text:p>
          </table:table-cell>
          <table:table-cell office:value-type="float" office:value="249.16" calcext:value-type="float">
            <text:p>249.16</text:p>
          </table:table-cell>
          <table:table-cell office:value-type="float" office:value="249.4" calcext:value-type="float">
            <text:p>249.4</text:p>
          </table:table-cell>
          <table:table-cell office:value-type="float" office:value="249.07" calcext:value-type="float">
            <text:p>249.07</text:p>
          </table:table-cell>
          <table:table-cell office:value-type="float" office:value="249.28" calcext:value-type="float">
            <text:p>249.28</text:p>
          </table:table-cell>
          <table:table-cell office:value-type="float" office:value="251.1" calcext:value-type="float">
            <text:p>251.1</text:p>
          </table:table-cell>
          <table:table-cell office:value-type="float" office:value="249.485" calcext:value-type="float">
            <text:p>249.485</text:p>
          </table:table-cell>
          <table:table-cell office:value-type="float" office:value="250.18" calcext:value-type="float">
            <text:p>250.18</text:p>
          </table:table-cell>
          <table:table-cell office:value-type="float" office:value="250.52" calcext:value-type="float">
            <text:p>250.52</text:p>
          </table:table-cell>
          <table:table-cell office:value-type="float" office:value="250.22" calcext:value-type="float">
            <text:p>250.22</text:p>
          </table:table-cell>
          <table:table-cell office:value-type="float" office:value="250.36" calcext:value-type="float">
            <text:p>250.36</text:p>
          </table:table-cell>
          <table:table-cell office:value-type="float" office:value="250.55" calcext:value-type="float">
            <text:p>250.55</text:p>
          </table:table-cell>
          <table:table-cell office:value-type="float" office:value="249.83" calcext:value-type="float">
            <text:p>249.83</text:p>
          </table:table-cell>
          <table:table-cell office:value-type="float" office:value="249.61" calcext:value-type="float">
            <text:p>249.61</text:p>
          </table:table-cell>
          <table:table-cell office:value-type="float" office:value="250.07" calcext:value-type="float">
            <text:p>250.07</text:p>
          </table:table-cell>
          <table:table-cell office:value-type="float" office:value="250.18" calcext:value-type="float">
            <text:p>250.18</text:p>
          </table:table-cell>
          <table:table-cell office:value-type="float" office:value="249.2" calcext:value-type="float">
            <text:p>249.2</text:p>
          </table:table-cell>
          <table:table-cell office:value-type="float" office:value="249.76" calcext:value-type="float">
            <text:p>249.7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9.24" calcext:value-type="float">
            <text:p>49.24</text:p>
          </table:table-cell>
          <table:table-cell office:value-type="float" office:value="58.04" calcext:value-type="float">
            <text:p>58.04</text:p>
          </table:table-cell>
          <table:table-cell office:value-type="string" calcext:value-type="string">
            <text:p>Standalone</text:p>
          </table:table-cell>
          <table:table-cell office:value-type="float" office:value="249.4" calcext:value-type="float">
            <text:p>249.4</text:p>
          </table:table-cell>
          <table:table-cell office:value-type="float" office:value="249.5425" calcext:value-type="float">
            <text:p>249.5425</text:p>
          </table:table-cell>
          <table:table-cell office:value-type="float" office:value="249.065" calcext:value-type="float">
            <text:p>249.065</text:p>
          </table:table-cell>
          <table:table-cell office:value-type="float" office:value="249.37" calcext:value-type="float">
            <text:p>249.37</text:p>
          </table:table-cell>
          <table:table-cell office:value-type="float" office:value="249.77" calcext:value-type="float">
            <text:p>249.77</text:p>
          </table:table-cell>
          <table:table-cell office:value-type="float" office:value="250.065" calcext:value-type="float">
            <text:p>250.065</text:p>
          </table:table-cell>
          <table:table-cell office:value-type="float" office:value="250.1" calcext:value-type="float">
            <text:p>250.1</text:p>
          </table:table-cell>
          <table:table-cell office:value-type="float" office:value="249.79" calcext:value-type="float">
            <text:p>249.79</text:p>
          </table:table-cell>
          <table:table-cell office:value-type="float" office:value="250.515" calcext:value-type="float">
            <text:p>250.515</text:p>
          </table:table-cell>
          <table:table-cell office:value-type="float" office:value="250.07" calcext:value-type="float">
            <text:p>250.07</text:p>
          </table:table-cell>
          <table:table-cell office:value-type="float" office:value="250.57" calcext:value-type="float">
            <text:p>250.57</text:p>
          </table:table-cell>
          <table:table-cell office:value-type="float" office:value="250.905" calcext:value-type="float">
            <text:p>250.905</text:p>
          </table:table-cell>
          <table:table-cell office:value-type="float" office:value="249.81" calcext:value-type="float">
            <text:p>249.81</text:p>
          </table:table-cell>
          <table:table-cell office:value-type="float" office:value="249.415" calcext:value-type="float">
            <text:p>249.415</text:p>
          </table:table-cell>
          <table:table-cell office:value-type="float" office:value="250.88" calcext:value-type="float">
            <text:p>250.88</text:p>
          </table:table-cell>
          <table:table-cell office:value-type="float" office:value="249.995" calcext:value-type="float">
            <text:p>249.995</text:p>
          </table:table-cell>
          <table:table-cell office:value-type="float" office:value="249.59" calcext:value-type="float">
            <text:p>249.59</text:p>
          </table:table-cell>
          <table:table-cell office:value-type="float" office:value="249.56" calcext:value-type="float">
            <text:p>249.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8.69" calcext:value-type="float">
            <text:p>48.69</text:p>
          </table:table-cell>
          <table:table-cell office:value-type="float" office:value="55.57" calcext:value-type="float">
            <text:p>55.57</text:p>
          </table:table-cell>
          <table:table-cell office:value-type="string" calcext:value-type="string">
            <text:p>Standalone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8.9" calcext:value-type="float">
            <text:p>58.9</text:p>
          </table:table-cell>
          <table:table-cell office:value-type="float" office:value="58.73" calcext:value-type="float">
            <text:p>58.73</text:p>
          </table:table-cell>
          <table:table-cell office:value-type="string" calcext:value-type="string">
            <text:p>Standalone</text:p>
          </table:table-cell>
          <table:table-cell office:value-type="float" office:value="249.66" calcext:value-type="float">
            <text:p>249.66</text:p>
          </table:table-cell>
          <table:table-cell office:value-type="float" office:value="249.4" calcext:value-type="float">
            <text:p>249.4</text:p>
          </table:table-cell>
          <table:table-cell table:number-columns-repeated="2" office:value-type="float" office:value="249.27" calcext:value-type="float">
            <text:p>249.27</text:p>
          </table:table-cell>
          <table:table-cell office:value-type="float" office:value="249.88" calcext:value-type="float">
            <text:p>249.88</text:p>
          </table:table-cell>
          <table:table-cell office:value-type="float" office:value="250.3" calcext:value-type="float">
            <text:p>250.3</text:p>
          </table:table-cell>
          <table:table-cell office:value-type="float" office:value="249.9" calcext:value-type="float">
            <text:p>249.9</text:p>
          </table:table-cell>
          <table:table-cell office:value-type="float" office:value="249.94" calcext:value-type="float">
            <text:p>249.94</text:p>
          </table:table-cell>
          <table:table-cell office:value-type="float" office:value="250.4" calcext:value-type="float">
            <text:p>250.4</text:p>
          </table:table-cell>
          <table:table-cell office:value-type="float" office:value="249.95" calcext:value-type="float">
            <text:p>249.95</text:p>
          </table:table-cell>
          <table:table-cell office:value-type="float" office:value="250.57" calcext:value-type="float">
            <text:p>250.57</text:p>
          </table:table-cell>
          <table:table-cell office:value-type="float" office:value="250.8" calcext:value-type="float">
            <text:p>250.8</text:p>
          </table:table-cell>
          <table:table-cell office:value-type="float" office:value="249.65" calcext:value-type="float">
            <text:p>249.65</text:p>
          </table:table-cell>
          <table:table-cell office:value-type="float" office:value="249.33" calcext:value-type="float">
            <text:p>249.33</text:p>
          </table:table-cell>
          <table:table-cell office:value-type="float" office:value="250.8" calcext:value-type="float">
            <text:p>250.8</text:p>
          </table:table-cell>
          <table:table-cell office:value-type="float" office:value="250.08" calcext:value-type="float">
            <text:p>250.08</text:p>
          </table:table-cell>
          <table:table-cell office:value-type="float" office:value="249.63" calcext:value-type="float">
            <text:p>249.63</text:p>
          </table:table-cell>
          <table:table-cell office:value-type="float" office:value="249.35" calcext:value-type="float">
            <text:p>249.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8.53" calcext:value-type="float">
            <text:p>48.53</text:p>
          </table:table-cell>
          <table:table-cell office:value-type="float" office:value="53.58" calcext:value-type="float">
            <text:p>53.58</text:p>
          </table:table-cell>
          <table:table-cell office:value-type="string" calcext:value-type="string">
            <text:p>Standalone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float" office:value="53.67" calcext:value-type="float">
            <text:p>53.67</text:p>
          </table:table-cell>
          <table:table-cell office:value-type="string" calcext:value-type="string">
            <text:p>Standalone</text:p>
          </table:table-cell>
          <table:table-cell office:value-type="float" office:value="249.5" calcext:value-type="float">
            <text:p>249.5</text:p>
          </table:table-cell>
          <table:table-cell office:value-type="float" office:value="249.335" calcext:value-type="float">
            <text:p>249.335</text:p>
          </table:table-cell>
          <table:table-cell office:value-type="float" office:value="249.135" calcext:value-type="float">
            <text:p>249.135</text:p>
          </table:table-cell>
          <table:table-cell office:value-type="float" office:value="249.64" calcext:value-type="float">
            <text:p>249.64</text:p>
          </table:table-cell>
          <table:table-cell table:number-columns-repeated="2" office:value-type="float" office:value="249.945" calcext:value-type="float">
            <text:p>249.945</text:p>
          </table:table-cell>
          <table:table-cell office:value-type="float" office:value="250.21" calcext:value-type="float">
            <text:p>250.21</text:p>
          </table:table-cell>
          <table:table-cell office:value-type="float" office:value="249.83" calcext:value-type="float">
            <text:p>249.83</text:p>
          </table:table-cell>
          <table:table-cell office:value-type="float" office:value="250.58" calcext:value-type="float">
            <text:p>250.58</text:p>
          </table:table-cell>
          <table:table-cell office:value-type="float" office:value="250.065" calcext:value-type="float">
            <text:p>250.065</text:p>
          </table:table-cell>
          <table:table-cell office:value-type="float" office:value="250.6275" calcext:value-type="float">
            <text:p>250.6275</text:p>
          </table:table-cell>
          <table:table-cell office:value-type="float" office:value="250.7" calcext:value-type="float">
            <text:p>250.7</text:p>
          </table:table-cell>
          <table:table-cell office:value-type="float" office:value="249.9075" calcext:value-type="float">
            <text:p>249.9075</text:p>
          </table:table-cell>
          <table:table-cell office:value-type="float" office:value="249.46" calcext:value-type="float">
            <text:p>249.46</text:p>
          </table:table-cell>
          <table:table-cell office:value-type="float" office:value="250.5725" calcext:value-type="float">
            <text:p>250.5725</text:p>
          </table:table-cell>
          <table:table-cell office:value-type="float" office:value="249.91" calcext:value-type="float">
            <text:p>249.91</text:p>
          </table:table-cell>
          <table:table-cell office:value-type="float" office:value="249.47" calcext:value-type="float">
            <text:p>249.47</text:p>
          </table:table-cell>
          <table:table-cell office:value-type="float" office:value="249.625" calcext:value-type="float">
            <text:p>249.6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7.62" calcext:value-type="float">
            <text:p>57.62</text:p>
          </table:table-cell>
          <table:table-cell office:value-type="string" calcext:value-type="string">
            <text:p>Standalone</text:p>
          </table:table-cell>
          <table:table-cell table:number-columns-repeated="1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In the cluster mode, there are 3 reducers in each run ( since there were 3 output files after each job was done.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n Size</text:p>
          </table:table-cell>
          <table:table-cell office:value-type="string" calcext:value-type="string">
            <text:p>Sample Rate</text:p>
          </table:table-cell>
          <table:table-cell office:value-type="string" calcext:value-type="string">
            <text:p>Sampling Time(s)</text:p>
          </table:table-cell>
          <table:table-cell office:value-type="string" calcext:value-type="string">
            <text:p>Job Running Time(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Children's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Consumer Electronics</text:p>
          </table:table-cell>
          <table:table-cell office:value-type="string" calcext:value-type="string">
            <text:p>Crafts</text:p>
          </table:table-cell>
          <table:table-cell office:value-type="string" calcext:value-type="string">
            <text:p>DVDs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Health and Beauty</text:p>
          </table:table-cell>
          <table:table-cell office:value-type="string" calcext:value-type="string">
            <text:p>Men's Clothin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et Supplies</text:p>
          </table:table-cell>
          <table:table-cell office:value-type="string" calcext:value-type="string">
            <text:p>Sporting Good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Women's Cloth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47.13" calcext:value-type="float">
            <text:p>447.13</text:p>
          </table:table-cell>
          <table:table-cell office:value-type="string" calcext:value-type="string">
            <text:p>Cluster</text:p>
          </table:table-cell>
          <table:table-cell office:value-type="float" office:value="249.5425" calcext:value-type="float">
            <text:p>249.5425</text:p>
          </table:table-cell>
          <table:table-cell office:value-type="float" office:value="249.75625" calcext:value-type="float">
            <text:p>249.75625</text:p>
          </table:table-cell>
          <table:table-cell office:value-type="float" office:value="249.19375" calcext:value-type="float">
            <text:p>249.19375</text:p>
          </table:table-cell>
          <table:table-cell office:value-type="float" office:value="249.755" calcext:value-type="float">
            <text:p>249.755</text:p>
          </table:table-cell>
          <table:table-cell office:value-type="float" office:value="250.0175" calcext:value-type="float">
            <text:p>250.0175</text:p>
          </table:table-cell>
          <table:table-cell office:value-type="float" office:value="250.285" calcext:value-type="float">
            <text:p>250.285</text:p>
          </table:table-cell>
          <table:table-cell office:value-type="float" office:value="250.055" calcext:value-type="float">
            <text:p>250.055</text:p>
          </table:table-cell>
          <table:table-cell office:value-type="float" office:value="250.035" calcext:value-type="float">
            <text:p>250.035</text:p>
          </table:table-cell>
          <table:table-cell office:value-type="float" office:value="250.305" calcext:value-type="float">
            <text:p>250.305</text:p>
          </table:table-cell>
          <table:table-cell office:value-type="float" office:value="250.2325" calcext:value-type="float">
            <text:p>250.2325</text:p>
          </table:table-cell>
          <table:table-cell office:value-type="float" office:value="250.455" calcext:value-type="float">
            <text:p>250.455</text:p>
          </table:table-cell>
          <table:table-cell office:value-type="float" office:value="250.255" calcext:value-type="float">
            <text:p>250.255</text:p>
          </table:table-cell>
          <table:table-cell office:value-type="float" office:value="249.9525" calcext:value-type="float">
            <text:p>249.9525</text:p>
          </table:table-cell>
          <table:table-cell office:value-type="float" office:value="249.4925" calcext:value-type="float">
            <text:p>249.4925</text:p>
          </table:table-cell>
          <table:table-cell office:value-type="float" office:value="250.4575" calcext:value-type="float">
            <text:p>250.4575</text:p>
          </table:table-cell>
          <table:table-cell office:value-type="float" office:value="249.9075" calcext:value-type="float">
            <text:p>249.9075</text:p>
          </table:table-cell>
          <table:table-cell office:value-type="float" office:value="249.85375" calcext:value-type="float">
            <text:p>249.85375</text:p>
          </table:table-cell>
          <table:table-cell office:value-type="float" office:value="249.6825" calcext:value-type="float">
            <text:p>249.68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69.42" calcext:value-type="float">
            <text:p>469.4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ame as above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39.64" calcext:value-type="float">
            <text:p>439.64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ame as above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65.09" calcext:value-type="float">
            <text:p>465.09</text:p>
          </table:table-cell>
          <table:table-cell office:value-type="string" calcext:value-type="string">
            <text:p>Cluster</text:p>
          </table:table-cell>
          <table:table-cell office:value-type="float" office:value="249.5425" calcext:value-type="float">
            <text:p>249.5425</text:p>
          </table:table-cell>
          <table:table-cell office:value-type="float" office:value="249.75625" calcext:value-type="float">
            <text:p>249.75625</text:p>
          </table:table-cell>
          <table:table-cell office:value-type="float" office:value="249.19375" calcext:value-type="float">
            <text:p>249.19375</text:p>
          </table:table-cell>
          <table:table-cell office:value-type="float" office:value="249.755" calcext:value-type="float">
            <text:p>249.755</text:p>
          </table:table-cell>
          <table:table-cell office:value-type="float" office:value="250.0175" calcext:value-type="float">
            <text:p>250.0175</text:p>
          </table:table-cell>
          <table:table-cell office:value-type="float" office:value="250.285" calcext:value-type="float">
            <text:p>250.285</text:p>
          </table:table-cell>
          <table:table-cell office:value-type="float" office:value="250.055" calcext:value-type="float">
            <text:p>250.055</text:p>
          </table:table-cell>
          <table:table-cell office:value-type="float" office:value="250.035" calcext:value-type="float">
            <text:p>250.035</text:p>
          </table:table-cell>
          <table:table-cell office:value-type="float" office:value="250.305" calcext:value-type="float">
            <text:p>250.305</text:p>
          </table:table-cell>
          <table:table-cell office:value-type="float" office:value="250.2325" calcext:value-type="float">
            <text:p>250.2325</text:p>
          </table:table-cell>
          <table:table-cell office:value-type="float" office:value="250.455" calcext:value-type="float">
            <text:p>250.455</text:p>
          </table:table-cell>
          <table:table-cell office:value-type="float" office:value="250.255" calcext:value-type="float">
            <text:p>250.255</text:p>
          </table:table-cell>
          <table:table-cell office:value-type="float" office:value="249.9525" calcext:value-type="float">
            <text:p>249.9525</text:p>
          </table:table-cell>
          <table:table-cell office:value-type="float" office:value="249.4925" calcext:value-type="float">
            <text:p>249.4925</text:p>
          </table:table-cell>
          <table:table-cell office:value-type="float" office:value="250.4575" calcext:value-type="float">
            <text:p>250.4575</text:p>
          </table:table-cell>
          <table:table-cell office:value-type="float" office:value="249.9075" calcext:value-type="float">
            <text:p>249.9075</text:p>
          </table:table-cell>
          <table:table-cell office:value-type="float" office:value="249.85375" calcext:value-type="float">
            <text:p>249.85375</text:p>
          </table:table-cell>
          <table:table-cell office:value-type="float" office:value="249.6825" calcext:value-type="float">
            <text:p>249.68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55.13" calcext:value-type="float">
            <text:p>455.13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ame as above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49.64" calcext:value-type="float">
            <text:p>449.64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ame as above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53.61" calcext:value-type="float">
            <text:p>453.61</text:p>
          </table:table-cell>
          <table:table-cell office:value-type="string" calcext:value-type="string">
            <text:p>Cluster</text:p>
          </table:table-cell>
          <table:table-cell office:value-type="float" office:value="249.5425" calcext:value-type="float">
            <text:p>249.5425</text:p>
          </table:table-cell>
          <table:table-cell office:value-type="float" office:value="249.75625" calcext:value-type="float">
            <text:p>249.75625</text:p>
          </table:table-cell>
          <table:table-cell office:value-type="float" office:value="249.19375" calcext:value-type="float">
            <text:p>249.19375</text:p>
          </table:table-cell>
          <table:table-cell office:value-type="float" office:value="249.755" calcext:value-type="float">
            <text:p>249.755</text:p>
          </table:table-cell>
          <table:table-cell office:value-type="float" office:value="250.0175" calcext:value-type="float">
            <text:p>250.0175</text:p>
          </table:table-cell>
          <table:table-cell office:value-type="float" office:value="250.285" calcext:value-type="float">
            <text:p>250.285</text:p>
          </table:table-cell>
          <table:table-cell office:value-type="float" office:value="250.055" calcext:value-type="float">
            <text:p>250.055</text:p>
          </table:table-cell>
          <table:table-cell office:value-type="float" office:value="250.035" calcext:value-type="float">
            <text:p>250.035</text:p>
          </table:table-cell>
          <table:table-cell office:value-type="float" office:value="250.305" calcext:value-type="float">
            <text:p>250.305</text:p>
          </table:table-cell>
          <table:table-cell office:value-type="float" office:value="250.2325" calcext:value-type="float">
            <text:p>250.2325</text:p>
          </table:table-cell>
          <table:table-cell office:value-type="float" office:value="250.455" calcext:value-type="float">
            <text:p>250.455</text:p>
          </table:table-cell>
          <table:table-cell office:value-type="float" office:value="250.255" calcext:value-type="float">
            <text:p>250.255</text:p>
          </table:table-cell>
          <table:table-cell office:value-type="float" office:value="249.9525" calcext:value-type="float">
            <text:p>249.9525</text:p>
          </table:table-cell>
          <table:table-cell office:value-type="float" office:value="249.4925" calcext:value-type="float">
            <text:p>249.4925</text:p>
          </table:table-cell>
          <table:table-cell office:value-type="float" office:value="250.4575" calcext:value-type="float">
            <text:p>250.4575</text:p>
          </table:table-cell>
          <table:table-cell office:value-type="float" office:value="249.9075" calcext:value-type="float">
            <text:p>249.9075</text:p>
          </table:table-cell>
          <table:table-cell office:value-type="float" office:value="249.85375" calcext:value-type="float">
            <text:p>249.85375</text:p>
          </table:table-cell>
          <table:table-cell office:value-type="float" office:value="249.6825" calcext:value-type="float">
            <text:p>249.68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54.25" calcext:value-type="float">
            <text:p>454.25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ame as above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44.62" calcext:value-type="float">
            <text:p>444.6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ame as above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66.4" calcext:value-type="float">
            <text:p>466.4</text:p>
          </table:table-cell>
          <table:table-cell office:value-type="string" calcext:value-type="string">
            <text:p>Cluster</text:p>
          </table:table-cell>
          <table:table-cell office:value-type="float" office:value="249.5425" calcext:value-type="float">
            <text:p>249.5425</text:p>
          </table:table-cell>
          <table:table-cell office:value-type="float" office:value="249.75625" calcext:value-type="float">
            <text:p>249.75625</text:p>
          </table:table-cell>
          <table:table-cell office:value-type="float" office:value="249.19375" calcext:value-type="float">
            <text:p>249.19375</text:p>
          </table:table-cell>
          <table:table-cell office:value-type="float" office:value="249.755" calcext:value-type="float">
            <text:p>249.755</text:p>
          </table:table-cell>
          <table:table-cell office:value-type="float" office:value="250.0175" calcext:value-type="float">
            <text:p>250.0175</text:p>
          </table:table-cell>
          <table:table-cell office:value-type="float" office:value="250.285" calcext:value-type="float">
            <text:p>250.285</text:p>
          </table:table-cell>
          <table:table-cell office:value-type="float" office:value="250.055" calcext:value-type="float">
            <text:p>250.055</text:p>
          </table:table-cell>
          <table:table-cell office:value-type="float" office:value="250.035" calcext:value-type="float">
            <text:p>250.035</text:p>
          </table:table-cell>
          <table:table-cell office:value-type="float" office:value="250.305" calcext:value-type="float">
            <text:p>250.305</text:p>
          </table:table-cell>
          <table:table-cell office:value-type="float" office:value="250.2325" calcext:value-type="float">
            <text:p>250.2325</text:p>
          </table:table-cell>
          <table:table-cell office:value-type="float" office:value="250.455" calcext:value-type="float">
            <text:p>250.455</text:p>
          </table:table-cell>
          <table:table-cell office:value-type="float" office:value="250.255" calcext:value-type="float">
            <text:p>250.255</text:p>
          </table:table-cell>
          <table:table-cell office:value-type="float" office:value="249.9525" calcext:value-type="float">
            <text:p>249.9525</text:p>
          </table:table-cell>
          <table:table-cell office:value-type="float" office:value="249.4925" calcext:value-type="float">
            <text:p>249.4925</text:p>
          </table:table-cell>
          <table:table-cell office:value-type="float" office:value="250.4575" calcext:value-type="float">
            <text:p>250.4575</text:p>
          </table:table-cell>
          <table:table-cell office:value-type="float" office:value="249.9075" calcext:value-type="float">
            <text:p>249.9075</text:p>
          </table:table-cell>
          <table:table-cell office:value-type="float" office:value="249.85375" calcext:value-type="float">
            <text:p>249.85375</text:p>
          </table:table-cell>
          <table:table-cell office:value-type="float" office:value="249.6825" calcext:value-type="float">
            <text:p>249.68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55.28" calcext:value-type="float">
            <text:p>455.28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ame as above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58.45" calcext:value-type="float">
            <text:p>458.45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ame as above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60.28" calcext:value-type="float">
            <text:p>460.28</text:p>
          </table:table-cell>
          <table:table-cell office:value-type="string" calcext:value-type="string">
            <text:p>Cluster</text:p>
          </table:table-cell>
          <table:table-cell office:value-type="float" office:value="249.5425" calcext:value-type="float">
            <text:p>249.5425</text:p>
          </table:table-cell>
          <table:table-cell office:value-type="float" office:value="249.75625" calcext:value-type="float">
            <text:p>249.75625</text:p>
          </table:table-cell>
          <table:table-cell office:value-type="float" office:value="249.19375" calcext:value-type="float">
            <text:p>249.19375</text:p>
          </table:table-cell>
          <table:table-cell office:value-type="float" office:value="249.755" calcext:value-type="float">
            <text:p>249.755</text:p>
          </table:table-cell>
          <table:table-cell office:value-type="float" office:value="250.0175" calcext:value-type="float">
            <text:p>250.0175</text:p>
          </table:table-cell>
          <table:table-cell office:value-type="float" office:value="250.285" calcext:value-type="float">
            <text:p>250.285</text:p>
          </table:table-cell>
          <table:table-cell office:value-type="float" office:value="250.055" calcext:value-type="float">
            <text:p>250.055</text:p>
          </table:table-cell>
          <table:table-cell office:value-type="float" office:value="250.035" calcext:value-type="float">
            <text:p>250.035</text:p>
          </table:table-cell>
          <table:table-cell office:value-type="float" office:value="250.305" calcext:value-type="float">
            <text:p>250.305</text:p>
          </table:table-cell>
          <table:table-cell office:value-type="float" office:value="250.2325" calcext:value-type="float">
            <text:p>250.2325</text:p>
          </table:table-cell>
          <table:table-cell office:value-type="float" office:value="250.455" calcext:value-type="float">
            <text:p>250.455</text:p>
          </table:table-cell>
          <table:table-cell office:value-type="float" office:value="250.255" calcext:value-type="float">
            <text:p>250.255</text:p>
          </table:table-cell>
          <table:table-cell office:value-type="float" office:value="249.9525" calcext:value-type="float">
            <text:p>249.9525</text:p>
          </table:table-cell>
          <table:table-cell office:value-type="float" office:value="250.4925" calcext:value-type="float">
            <text:p>250.4925</text:p>
          </table:table-cell>
          <table:table-cell office:value-type="float" office:value="250.4575" calcext:value-type="float">
            <text:p>250.4575</text:p>
          </table:table-cell>
          <table:table-cell office:value-type="float" office:value="249.9075" calcext:value-type="float">
            <text:p>249.9075</text:p>
          </table:table-cell>
          <table:table-cell office:value-type="float" office:value="249.85375" calcext:value-type="float">
            <text:p>249.85375</text:p>
          </table:table-cell>
          <table:table-cell office:value-type="float" office:value="249.6825" calcext:value-type="float">
            <text:p>249.68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ame as above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85.55" calcext:value-type="float">
            <text:p>485.55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ame as above</text:p>
          </table:table-cell>
          <table:table-cell table:number-columns-repeated="18"/>
        </table:table-row>
      </table:table>
      <table:table table:name="Sheet2" table:style-name="ta1">
        <office:forms form:automatic-focus="false" form:apply-design-mode="false"/>
        <table:shapes>
          <draw:frame draw:z-index="0" draw:name="SampleRate=1, Change BinSize" draw:style-name="gr1" draw:text-style-name="P1" svg:width="6.2988in" svg:height="3.5429in" svg:x="0.0394in" svg:y="0.9283in">
            <draw:object draw:notify-on-update-of-ranges="Sheet2.A3:Sheet2.A5 Sheet2.B2:Sheet2.B2 Sheet2.B3:Sheet2.B5 Sheet2.C2:Sheet2.C2 Sheet2.C3:Sheet2.C5 Sheet2.D2:Sheet2.D2 Sheet2.D3:Sheet2.D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28in" svg:height="3.5469in" svg:x="0.0181in" svg:y="6.3732in">
            <draw:object draw:notify-on-update-of-ranges="Sheet2.A29:Sheet2.A29 Sheet2.A30:Sheet2.A34 Sheet2.B29:Sheet2.B29 Sheet2.B30:Sheet2.B34 Sheet2.C29:Sheet2.C29 Sheet2.C30:Sheet2.C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andalone: Changing Bin 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 Size</text:p>
          </table:table-cell>
          <table:table-cell office:value-type="string" calcext:value-type="string">
            <text:p>Run Time 1 (s)</text:p>
          </table:table-cell>
          <table:table-cell office:value-type="string" calcext:value-type="string">
            <text:p>Run Time 2 (s)</text:p>
          </table:table-cell>
          <table:table-cell office:value-type="string" calcext:value-type="string">
            <text:p>Run Time 3 (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.65" calcext:value-type="float">
            <text:p>65.65</text:p>
          </table:table-cell>
          <table:table-cell office:value-type="float" office:value="65.68" calcext:value-type="float">
            <text:p>65.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8.55" calcext:value-type="float">
            <text:p>58.55</text:p>
          </table:table-cell>
          <table:table-cell/>
        </table:table-row>
        <table:table-row table:style-name="ro1">
          <table:table-cell office:value-type="string" calcext:value-type="string">
            <text:p>None(original)</text:p>
          </table:table-cell>
          <table:table-cell office:value-type="float" office:value="117.97" calcext:value-type="float">
            <text:p>117.97</text:p>
          </table:table-cell>
          <table:table-cell office:value-type="float" office:value="121.97" calcext:value-type="float">
            <text:p>121.97</text:p>
          </table:table-cell>
          <table:table-cell office:value-type="float" office:value="115.71" calcext:value-type="float">
            <text:p>115.71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office:value-type="string" calcext:value-type="string">
            <text:p>Standalone: Changing Sample 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Rate</text:p>
          </table:table-cell>
          <table:table-cell office:value-type="string" calcext:value-type="string">
            <text:p>Run Time 1 (s)</text:p>
          </table:table-cell>
          <table:table-cell office:value-type="string" calcext:value-type="string">
            <text:p>Run Time 2 (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.65" calcext:value-type="float">
            <text:p>65.65</text:p>
          </table:table-cell>
          <table:table-cell office:value-type="float" office:value="65.68" calcext:value-type="float">
            <text:p>65.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.51" calcext:value-type="float">
            <text:p>33.51</text:p>
          </table:table-cell>
          <table:table-cell office:value-type="float" office:value="32.54" calcext:value-type="float">
            <text:p>32.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44" calcext:value-type="float">
            <text:p>23.44</text:p>
          </table:table-cell>
          <table:table-cell office:value-type="float" office:value="24.45" calcext:value-type="float">
            <text:p>24.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5" calcext:value-type="float">
            <text:p>19.5</text:p>
          </table:table-cell>
          <table:table-cell office:value-type="float" office:value="22.57" calcext:value-type="float">
            <text:p>22.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46" calcext:value-type="float">
            <text:p>15.46</text:p>
          </table:table-cell>
          <table:table-cell office:value-type="float" office:value="15.89" calcext:value-type="float">
            <text:p>15.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08:10:28.689859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2:42:11.849369914</meta:creation-date>
    <dc:date>2015-02-13T10:37:49.381372442</dc:date>
    <meta:editing-duration>PT9H53M14S</meta:editing-duration>
    <meta:editing-cycles>13</meta:editing-cycles>
    <meta:generator>LibreOffice/4.2.7.2$Linux_X86_64 LibreOffice_project/420m0$Build-2</meta:generator>
    <meta:document-statistic meta:table-count="2" meta:cell-count="8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SampleRate=1, Change BinSize</text:p>
        </chart:title>
        <chart:legend chart:legend-position="end" svg:x="13.022cm" svg:y="3.703cm" style:legend-expansion="high" chart:style-name="ch3"/>
        <chart:plot-area chart:style-name="ch4" table:cell-range-address="Sheet2.A2:Sheet2.D5" chart:data-source-has-labels="both" svg:x="1.331cm" svg:y="1.301cm" svg:width="11.371cm" svg:height="6.538cm">
          <chartooo:coordinate-region svg:x="2.138cm" svg:y="1.5cm" svg:width="10.564cm" svg:height="5.692cm"/>
          <chart:axis chart:dimension="x" chart:name="primary-x" chart:style-name="ch5" chartooo:axis-type="auto">
            <chartooo:date-scale/>
            <chart:title svg:x="6.363cm" svg:y="8.019cm" chart:style-name="ch6">
              <text:p>Bin Size</text:p>
            </chart:title>
            <chart:categories table:cell-range-address="Sheet2.A3:Sheet2.A5"/>
          </chart:axis>
          <chart:axis chart:dimension="y" chart:name="primary-y" chart:style-name="ch7">
            <chart:title svg:x="0.451cm" svg:y="5.844cm" chart:style-name="ch8">
              <text:p>Running Time (s)</text:p>
            </chart:title>
            <chart:grid chart:style-name="ch9" chart:class="major"/>
          </chart:axis>
          <chart:series chart:style-name="ch10" chart:values-cell-range-address="Sheet2.B3:Sheet2.B5" chart:label-cell-address="Sheet2.B2:Sheet2.B2" chart:class="chart:bar">
            <chart:data-point chart:repeated="3"/>
          </chart:series>
          <chart:series chart:style-name="ch11" chart:values-cell-range-address="Sheet2.C3:Sheet2.C5" chart:label-cell-address="Sheet2.C2:Sheet2.C2" chart:class="chart:bar">
            <chart:data-point chart:repeated="3"/>
          </chart:series>
          <chart:series chart:style-name="ch12" chart:values-cell-range-address="Sheet2.D3:Sheet2.D5" chart:label-cell-address="Sheet2.D2:Sheet2.D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Time 1 (s)</text:p>
                <draw:g>
                  <svg:desc>Sheet2.B2:Sheet2.B2</svg:desc>
                </draw:g>
              </table:table-cell>
              <table:table-cell office:value-type="string">
                <text:p>Run Time 2 (s)</text:p>
                <draw:g>
                  <svg:desc>Sheet2.C2:Sheet2.C2</svg:desc>
                </draw:g>
              </table:table-cell>
              <table:table-cell office:value-type="string">
                <text:p>Run Time 3 (s)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2.A3:Sheet2.A5</svg:desc>
                </draw:g>
              </table:table-cell>
              <table:table-cell office:value-type="float" office:value="65.65">
                <text:p>65.65</text:p>
                <draw:g>
                  <svg:desc>Sheet2.B3:Sheet2.B5</svg:desc>
                </draw:g>
              </table:table-cell>
              <table:table-cell office:value-type="float" office:value="65.68">
                <text:p>65.68</text:p>
                <draw:g>
                  <svg:desc>Sheet2.C3:Sheet2.C5</svg:desc>
                </draw:g>
              </table:table-cell>
              <table:table-cell office:value-type="float" office:value="NaN">
                <text:p>NaN</text:p>
                <draw:g>
                  <svg:desc>Sheet2.D3:Sheet2.D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8.55">
                <text:p>58.55</text:p>
              </table:table-cell>
              <table:table-cell office:value-type="float" office:value="58.55">
                <text:p>58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ne(original)</text:p>
              </table:table-cell>
              <table:table-cell office:value-type="float" office:value="117.97">
                <text:p>117.97</text:p>
              </table:table-cell>
              <table:table-cell office:value-type="float" office:value="121.97">
                <text:p>121.97</text:p>
              </table:table-cell>
              <table:table-cell office:value-type="float" office:value="115.71">
                <text:p>115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bar" chart:style-name="ch1">
        <chart:title svg:x="4.125cm" svg:y="0.316cm" chart:style-name="ch2">
          <text:p>Bin Size = 5, Change the Sample Rate</text:p>
        </chart:title>
        <chart:legend chart:legend-position="end" svg:x="13.032cm" svg:y="3.957cm" style:legend-expansion="high" chart:style-name="ch3"/>
        <chart:plot-area chart:style-name="ch4" table:cell-range-address="Sheet2.A29:Sheet2.C34" chart:data-source-has-labels="both" svg:x="1.331cm" svg:y="1.301cm" svg:width="11.381cm" svg:height="6.548cm">
          <chartooo:coordinate-region svg:x="1.952cm" svg:y="1.5cm" svg:width="10.76cm" svg:height="5.702cm"/>
          <chart:axis chart:dimension="x" chart:name="primary-x" chart:style-name="ch5" chartooo:axis-type="auto">
            <chartooo:date-scale/>
            <chart:title svg:x="6.024cm" svg:y="8.029cm" chart:style-name="ch6">
              <text:p>Sample Rate</text:p>
            </chart:title>
            <chart:categories table:cell-range-address="Sheet2.A30:Sheet2.A34"/>
          </chart:axis>
          <chart:axis chart:dimension="y" chart:name="primary-y" chart:style-name="ch7">
            <chart:title svg:x="0.451cm" svg:y="6.154cm" chart:style-name="ch8">
              <text:p>Job Running Time (s)</text:p>
            </chart:title>
            <chart:grid chart:style-name="ch9" chart:class="major"/>
          </chart:axis>
          <chart:series chart:style-name="ch10" chart:values-cell-range-address="Sheet2.B30:Sheet2.B34" chart:label-cell-address="Sheet2.B29:Sheet2.B29" chart:class="chart:bar">
            <chart:data-point chart:repeated="5"/>
          </chart:series>
          <chart:series chart:style-name="ch11" chart:values-cell-range-address="Sheet2.C30:Sheet2.C34" chart:label-cell-address="Sheet2.C29:Sheet2.C2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Time 1 (s)</text:p>
                <draw:g>
                  <svg:desc>Sheet2.B29:Sheet2.B29</svg:desc>
                </draw:g>
              </table:table-cell>
              <table:table-cell office:value-type="string">
                <text:p>Run Time 2 (s)</text:p>
                <draw:g>
                  <svg:desc>Sheet2.C29:Sheet2.C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30:Sheet2.A34</svg:desc>
                </draw:g>
              </table:table-cell>
              <table:table-cell office:value-type="float" office:value="65.65">
                <text:p>65.65</text:p>
                <draw:g>
                  <svg:desc>Sheet2.B30:Sheet2.B34</svg:desc>
                </draw:g>
              </table:table-cell>
              <table:table-cell office:value-type="float" office:value="65.68">
                <text:p>65.68</text:p>
                <draw:g>
                  <svg:desc>Sheet2.C30:Sheet2.C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3.51">
                <text:p>33.51</text:p>
              </table:table-cell>
              <table:table-cell office:value-type="float" office:value="32.54">
                <text:p>32.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3.44">
                <text:p>23.44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.5">
                <text:p>19.5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.46">
                <text:p>15.46</text:p>
              </table:table-cell>
              <table:table-cell office:value-type="float" office:value="15.89">
                <text:p>15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